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officeooo:rsid="000426a6" officeooo:paragraph-rsid="000426a6"/>
    </style:style>
    <style:style style:name="P3" style:family="paragraph" style:parent-style-name="Standard">
      <style:text-properties fo:font-weight="bold" officeooo:rsid="000426a6" officeooo:paragraph-rsid="000426a6" style:font-weight-asian="bold" style:font-weight-complex="bold"/>
    </style:style>
    <style:style style:name="P4" style:family="paragraph" style:parent-style-name="Standard">
      <style:text-properties officeooo:rsid="0004856a" officeooo:paragraph-rsid="0004856a"/>
    </style:style>
    <style:style style:name="P5" style:family="paragraph" style:parent-style-name="Standard">
      <style:text-properties fo:font-size="10pt" officeooo:rsid="000426a6" officeooo:paragraph-rsid="000426a6" style:font-size-asian="10pt" style:font-size-complex="10pt"/>
    </style:style>
    <style:style style:name="P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officeooo:rsid="00072cf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area 1: Diseño de Interfaces <text:span text:style-name="T2">Web</text:span></text:p>
      <text:p text:style-name="P5">Autor: Salvador Garro Gómez</text:p>
      <text:p text:style-name="P2"/>
      <text:p text:style-name="P2"/>
      <text:p text:style-name="P2"/>
      <text:p text:style-name="P2"/>
      <text:p text:style-name="P2"/>
      <text:p text:style-name="Title">Unidad 1: Planificación de interfaces</text:p>
      <text:p text:style-name="Text_20_body"/>
      <text:p text:style-name="Text_20_body"/>
      <text:p text:style-name="Text_20_body"/>
      <text:p text:style-name="Text_20_body"/>
      <text:p text:style-name="Text_20_body"/>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text:a xlink:type="simple" xlink:href="#__RefHeading___Toc107_333234677" text:style-name="Index_20_Link" text:visited-style-name="Index_20_Link">Actividad 01: Creación de la Guía de Estilo<text:tab/>2</text:a></text:p>
          <text:p text:style-name="P1"><text:a xlink:type="simple" xlink:href="#__RefHeading___Toc109_333234677" text:style-name="Index_20_Link" text:visited-style-name="Index_20_Link">Actividad 02: Diseño de un Mapa de Navegación Web<text:tab/>3</text:a></text:p>
          <text:p text:style-name="P1"><text:a xlink:type="simple" xlink:href="#__RefHeading___Toc111_333234677" text:style-name="Index_20_Link" text:visited-style-name="Index_20_Link">Actividad 03: Creación del WireFrame<text:tab/>4</text:a></text:p>
          <text:p text:style-name="P1"><text:a xlink:type="simple" xlink:href="#__RefHeading___Toc113_333234677" text:style-name="Index_20_Link" text:visited-style-name="Index_20_Link">Actividad 04: Creación del Diseño Web<text:tab/>5</text:a></text:p>
        </text:index-body>
      </text:table-of-content>
      <text:p text:style-name="Text_20_body"/>
      <text:h text:style-name="P6" text:outline-level="2"><text:bookmark-start text:name="__RefHeading___Toc107_333234677"/>Actividad 01: Creación de la Guía de Estilo<text:bookmark-end text:name="__RefHeading___Toc107_333234677"/></text:h>
      <text:p text:style-name="P2"/>
      <text:p text:style-name="P2">Para la creación de la guía de estilos, lo he planificado de una forma similar a la mostradas en videos, entendiendo que es la forma estandarizada en el sector, esta guía se diferencia en 6 partes o apartados.</text:p>
      <text:p text:style-name="P2"/>
      <text:p text:style-name="P3">- Logotipo</text:p>
      <text:p text:style-name="P2"/>
      <text:p text:style-name="P2"><text:tab/>En esta sección colocamos el logotipo de referencia, el facilitado por el cliente, de este logotipo se cogerá en gran medida las los colores que contendrá la web.</text:p>
      <text:p text:style-name="P2"/>
      <text:p text:style-name="P3">- Colores</text:p>
      <text:p text:style-name="P2"/>
      <text:p text:style-name="P2"><text:tab/>En este apartado, y cogiendo de referencia el logotipo para escoger varios de los colores, utilizando la pagina web de referencia <text:span text:style-name="T1">Coolors</text:span> <text:a xlink:type="simple" xlink:href="https://coolors.co/" text:style-name="Internet_20_link" text:visited-style-name="Visited_20_Internet_20_Link">https://coolors.co/</text:a> , podemos identificar y tener una idea de como se distribuirán las combinaciones de colores por la web.</text:p>
      <text:p text:style-name="P2"/>
      <text:p text:style-name="P3">- Tipografía</text:p>
      <text:p text:style-name="P2"/>
      <text:p text:style-name="P2"><text:tab/>En este apartado, se fijan los formato de letras y tamaño de estas para cada una de las oportunidades de utilización de textos, títulos, párrafos, letra pequeña etc. Utilizando el formato de la letra del logotipo se ha escogido el tipo de letra <text:span text:style-name="T1">Arial</text:span> para toda la web. Los tipos de fuente los he cogido a modo referencia de la web de GoogleFonts <text:a xlink:type="simple" xlink:href="https://fonts.google.com/" text:style-name="Internet_20_link" text:visited-style-name="Visited_20_Internet_20_Link">https://fonts.google.com/</text:a> </text:p>
      <text:p text:style-name="P2"/>
      <text:p text:style-name="P2">- <text:span text:style-name="T1">Botones</text:span></text:p>
      <text:p text:style-name="P2"/>
      <text:p text:style-name="P2"><text:tab/>Aquí fijamos cual sera el aspecto y funcionamiento de los botones cuando estén inactivos, con foco, sin foco, etc...</text:p>
      <text:p text:style-name="P2"/>
      <text:p text:style-name="P3">- Entradas de texto</text:p>
      <text:p text:style-name="P2"/>
      <text:p text:style-name="P2"><text:tab/>Igual que con los botones, aquí fijamos el aspecto y estados de uso de las cajas de texto, donde los usuarios escribirán entradas de texto, como por ejemplo buscar un producto en concreto.</text:p>
      <text:p text:style-name="P2"/>
      <text:p text:style-name="P3">- Iconografía e imágenes</text:p>
      <text:p text:style-name="P2"/>
      <text:p text:style-name="P2"><text:tab/>Aquí, fijamos los iconos que saldrían en la web, su tamaño, el color es representativo, en la web depende del momento, se usaria un color u otro. Los tipos de icono los he cogido a modo referencia de la web de GoogleFonts <text:a xlink:type="simple" xlink:href="https://fonts.google.com/" text:style-name="Internet_20_link" text:visited-style-name="Visited_20_Internet_20_Link">https://fonts.google.com/</text:a> </text:p>
      <text:p text:style-name="P2"><text:tab/>En cuanto imágenes, aparecen las utilizadas en la maquetación y la proporción de estas, para que se cuadre bien entre Escritorio y Móvil.</text:p>
      <text:h text:style-name="P6" text:outline-level="2"><text:bookmark-start text:name="__RefHeading___Toc109_333234677"/>Actividad 02: Diseño de un Mapa de Navegación Web<text:bookmark-end text:name="__RefHeading___Toc109_333234677"/></text:h>
      <text:p text:style-name="P2"/>
      <text:p text:style-name="P2"><text:tab/>En este ejercicio, intentamos mostrar al cliente, como sera la disposición de la web, a modo de esquema, mostrando de los apartados iniciales y por donde navegar el cliente, Productos, información de contacto, carrito donde estarán los productos etc. En este caso ya que es a modo descriptivo no se entra en detalles y con el tiempo, es posible que vayan apareciendo secciones.</text:p>
      <text:p text:style-name="P2"/>
      <text:p text:style-name="P2">Este apartado siempre ha de estar a revisión, ya que con el crecimiento de la web y de la empresa, es posible que aparezcan mas secciones, al principio de la web, seria buen comienzo tener una base como la mostrada.</text:p>
      <text:h text:style-name="P6" text:outline-level="2"><text:bookmark-start text:name="__RefHeading___Toc111_333234677"/>Actividad 03: Creación del WireFrame<text:bookmark-end text:name="__RefHeading___Toc111_333234677"/></text:h>
      <text:p text:style-name="P2"/>
      <text:p text:style-name="P2"><text:tab/>Aquí se muestra una maquetación de la pagina principal que vera el cliente, sin imágenes o texto, simplemente mostrando donde aparecerá cada uno de los elementos.</text:p>
      <text:p text:style-name="P2">Este paso es elemental, y muy practico antes de meter colores, imágenes, textos… Utilizando una maqueta creada de esta forma, después la web se vuelve mucho mas sencilla para decorar.</text:p>
      <text:p text:style-name="P2"/>
      <text:p text:style-name="P2"/>
      <text:p text:style-name="P2"><text:tab/>Se ha utilizado a modo de ejemplo, alguna web de referencia, como puede ser la web de una tienda de dulces ya existente, en mi caso, he utilizado una web como la de Diablo Cojuelo <text:a xlink:type="simple" xlink:href="https://www.diablocojuelo.com/" text:style-name="Internet_20_link" text:visited-style-name="Visited_20_Internet_20_Link">https://www.diablocojuelo.com/</text:a> <text:s/>de esta forma, utilizando una referencia, nos podemos hacer una idea de lo que se mueve en el mercado, de lo que esta aceptado por los clientes potenciales, llamando asi mas la atención de los clientes y no realizar un aspecto estrambotico y no aceptado que puede incomodar a los clientes del mundo del dulce.</text:p>
      <text:h text:style-name="P6" text:outline-level="2"><text:bookmark-start text:name="__RefHeading___Toc113_333234677"/>Actividad 04: Creación del Diseño Web<text:bookmark-end text:name="__RefHeading___Toc113_333234677"/></text:h>
      <text:p text:style-name="P2"/>
      <text:p text:style-name="P2"><text:tab/>Con la utilización de la maqueta WireFrime, simplemente hemos cogido los colores ya planificados en la Guía de Estilo manteniendo así la coherencia en los colores, en todo momento de la web, dando coherencia a todo el conjunto de la web.</text:p>
      <text:p text:style-name="P2"><text:tab/>Este mismo formato, seria el utilizado también en las paginas interiores de la web, en este caso nos centramos en la pagina principal.</text:p>
      <text:p text:style-name="P2"/>
      <text:p text:style-name="P2">Utilizando todo lo indicado en la Guía de Estilos, mostramos el potencial de las entradas de texto, botones, iconos, imágenes, aquí mostramos todo lo indicado y reflejado en la guía.</text:p>
      <text:p text:style-name="P4">Ademas, hemos insertado texto de ejemplo de la web <text:a xlink:type="simple" xlink:href="https://es.lipsum.com/feed/html" text:style-name="Internet_20_link" text:visited-style-name="Visited_20_Internet_20_Link">https://es.lipsum.com/feed/html</text:a> cada texto, formateado con los distintos formatos de letra planificados en la guí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3:46:00.542000000</meta:creation-date>
    <dc:date>2024-10-12T15:28:24.655000000</dc:date>
    <meta:editing-duration>PT1H39M33S</meta:editing-duration>
    <meta:editing-cycles>5</meta:editing-cycles>
    <meta:generator>LibreOffice/7.6.2.1$Windows_X86_64 LibreOffice_project/56f7684011345957bbf33a7ee678afaf4d2ba333</meta:generator>
    <meta:document-statistic meta:table-count="0" meta:image-count="0" meta:object-count="0" meta:page-count="5" meta:paragraph-count="35" meta:word-count="748" meta:character-count="4406" meta:non-whitespace-character-count="3678"/>
  </office:meta>
</office:document-meta>
</file>